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text-align="center"/>
      <style:text-properties style:font-name-asian="Times New Roman" style:language-asian="fr" style:country-asian="FR"/>
    </style:style>
    <style:style style:name="P2" style:parent-style-name="Titre" style:family="paragraph">
      <style:paragraph-properties fo:text-align="center"/>
      <style:text-properties style:font-name-asian="Times New Roman" style:language-asian="fr" style:country-asian="FR"/>
    </style:style>
    <style:style style:name="P3" style:parent-style-name="Titre" style:family="paragraph">
      <style:paragraph-properties fo:text-align="center"/>
      <style:text-properties style:font-name-asian="Times New Roman" style:language-asian="fr" style:country-asian="FR"/>
    </style:style>
    <style:style style:name="P4" style:parent-style-name="Titre" style:family="paragraph">
      <style:paragraph-properties fo:text-align="center"/>
      <style:text-properties style:font-name-asian="Times New Roman" style:language-asian="fr" style:country-asian="FR"/>
    </style:style>
    <style:style style:name="P5" style:parent-style-name="Titre" style:family="paragraph">
      <style:paragraph-properties fo:text-align="center"/>
      <style:text-properties style:font-name-asian="Times New Roman" style:language-asian="fr" style:country-asian="FR"/>
    </style:style>
    <style:style style:name="P6" style:parent-style-name="Normal" style:family="paragraph">
      <style:paragraph-properties fo:break-before="page"/>
    </style:style>
    <style:style style:name="P7" style:parent-style-name="Normal" style:family="paragraph">
      <style:text-properties style:language-asian="fr" style:country-asian="FR"/>
    </style:style>
    <style:style style:name="P8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9" style:parent-style-name="Lienhypertexte" style:family="text">
      <style:text-properties style:font-name-asian="Times New Roman" style:language-asian="fr" style:country-asian="FR"/>
    </style:style>
    <style:style style:name="T10" style:parent-style-name="Lienhypertexte" style:family="text">
      <style:text-properties style:font-name-asian="Times New Roman" style:language-asian="fr" style:country-asian="FR"/>
    </style:style>
    <style:style style:name="P11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12" style:parent-style-name="Lienhypertexte" style:family="text">
      <style:text-properties style:font-name-asian="Times New Roman" style:language-asian="fr" style:country-asian="FR"/>
    </style:style>
    <style:style style:name="T13" style:parent-style-name="Policepardéfaut" style:family="text">
      <style:text-properties style:font-name-asian="Times New Roman" style:language-asian="fr" style:country-asian="FR"/>
    </style:style>
    <style:style style:name="T14" style:parent-style-name="Lienhypertexte" style:family="text">
      <style:text-properties style:font-name-asian="Times New Roman" style:language-asian="fr" style:country-asian="FR"/>
    </style:style>
    <style:style style:name="P15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16" style:parent-style-name="Lienhypertexte" style:family="text">
      <style:text-properties style:font-name-asian="Times New Roman" style:language-asian="fr" style:country-asian="FR"/>
    </style:style>
    <style:style style:name="T17" style:parent-style-name="Policepardéfaut" style:family="text">
      <style:text-properties style:font-name-asian="Times New Roman" style:language-asian="fr" style:country-asian="FR"/>
    </style:style>
    <style:style style:name="T18" style:parent-style-name="Lienhypertexte" style:family="text">
      <style:text-properties style:font-name-asian="Times New Roman" style:language-asian="fr" style:country-asian="FR"/>
    </style:style>
    <style:style style:name="P19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20" style:parent-style-name="Lienhypertexte" style:family="text">
      <style:text-properties style:font-name-asian="Times New Roman" style:language-asian="fr" style:country-asian="FR"/>
    </style:style>
    <style:style style:name="T21" style:parent-style-name="Policepardéfaut" style:family="text">
      <style:text-properties style:font-name-asian="Times New Roman" style:language-asian="fr" style:country-asian="FR"/>
    </style:style>
    <style:style style:name="T22" style:parent-style-name="Lienhypertexte" style:family="text">
      <style:text-properties style:font-name-asian="Times New Roman" style:language-asian="fr" style:country-asian="FR"/>
    </style:style>
    <style:style style:name="P23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24" style:parent-style-name="Lienhypertexte" style:family="text">
      <style:text-properties style:font-name-asian="Times New Roman" style:language-asian="fr" style:country-asian="FR"/>
    </style:style>
    <style:style style:name="T25" style:parent-style-name="Policepardéfaut" style:family="text">
      <style:text-properties style:font-name-asian="Times New Roman" style:language-asian="fr" style:country-asian="FR"/>
    </style:style>
    <style:style style:name="T26" style:parent-style-name="Lienhypertexte" style:family="text">
      <style:text-properties style:font-name-asian="Times New Roman" style:language-asian="fr" style:country-asian="FR"/>
    </style:style>
    <style:style style:name="P27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28" style:parent-style-name="Lienhypertexte" style:family="text">
      <style:text-properties style:font-name-asian="Times New Roman" style:language-asian="fr" style:country-asian="FR"/>
    </style:style>
    <style:style style:name="T29" style:parent-style-name="Policepardéfaut" style:family="text">
      <style:text-properties style:font-name-asian="Times New Roman" style:language-asian="fr" style:country-asian="FR"/>
    </style:style>
    <style:style style:name="T30" style:parent-style-name="Lienhypertexte" style:family="text">
      <style:text-properties style:font-name-asian="Times New Roman" style:language-asian="fr" style:country-asian="FR"/>
    </style:style>
    <style:style style:name="P31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32" style:parent-style-name="Lienhypertexte" style:family="text">
      <style:text-properties style:font-name-asian="Times New Roman" style:language-asian="fr" style:country-asian="FR"/>
    </style:style>
    <style:style style:name="T33" style:parent-style-name="Lienhypertexte" style:family="text">
      <style:text-properties style:font-name-asian="Times New Roman" style:language-asian="fr" style:country-asian="FR"/>
    </style:style>
    <style:style style:name="P34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35" style:parent-style-name="Lienhypertexte" style:family="text">
      <style:text-properties style:font-name-asian="Times New Roman" style:language-asian="fr" style:country-asian="FR"/>
    </style:style>
    <style:style style:name="T36" style:parent-style-name="Policepardéfaut" style:family="text">
      <style:text-properties style:font-name-asian="Times New Roman" style:language-asian="fr" style:country-asian="FR"/>
    </style:style>
    <style:style style:name="T37" style:parent-style-name="Lienhypertexte" style:family="text">
      <style:text-properties style:font-name-asian="Times New Roman" style:language-asian="fr" style:country-asian="FR"/>
    </style:style>
    <style:style style:name="P38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39" style:parent-style-name="Lienhypertexte" style:family="text">
      <style:text-properties style:font-name-asian="Times New Roman" style:language-asian="fr" style:country-asian="FR"/>
    </style:style>
    <style:style style:name="T40" style:parent-style-name="Policepardéfaut" style:family="text">
      <style:text-properties style:font-name-asian="Times New Roman" style:language-asian="fr" style:country-asian="FR"/>
    </style:style>
    <style:style style:name="T41" style:parent-style-name="Lienhypertexte" style:family="text">
      <style:text-properties style:font-name-asian="Times New Roman" style:language-asian="fr" style:country-asian="FR"/>
    </style:style>
    <style:style style:name="P42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43" style:parent-style-name="Lienhypertexte" style:family="text">
      <style:text-properties style:font-name-asian="Times New Roman" style:language-asian="fr" style:country-asian="FR"/>
    </style:style>
    <style:style style:name="T44" style:parent-style-name="Policepardéfaut" style:family="text">
      <style:text-properties style:font-name-asian="Times New Roman" style:language-asian="fr" style:country-asian="FR"/>
    </style:style>
    <style:style style:name="T45" style:parent-style-name="Lienhypertexte" style:family="text">
      <style:text-properties style:font-name-asian="Times New Roman" style:language-asian="fr" style:country-asian="FR"/>
    </style:style>
    <style:style style:name="P46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47" style:parent-style-name="Lienhypertexte" style:family="text">
      <style:text-properties style:font-name-asian="Times New Roman" style:language-asian="fr" style:country-asian="FR"/>
    </style:style>
    <style:style style:name="T48" style:parent-style-name="Policepardéfaut" style:family="text">
      <style:text-properties style:font-name-asian="Times New Roman" style:language-asian="fr" style:country-asian="FR"/>
    </style:style>
    <style:style style:name="T49" style:parent-style-name="Lienhypertexte" style:family="text">
      <style:text-properties style:font-name-asian="Times New Roman" style:language-asian="fr" style:country-asian="FR"/>
    </style:style>
    <style:style style:name="P50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51" style:parent-style-name="Lienhypertexte" style:family="text">
      <style:text-properties style:font-name-asian="Times New Roman" style:language-asian="fr" style:country-asian="FR"/>
    </style:style>
    <style:style style:name="T52" style:parent-style-name="Policepardéfaut" style:family="text">
      <style:text-properties style:font-name-asian="Times New Roman" style:language-asian="fr" style:country-asian="FR"/>
    </style:style>
    <style:style style:name="T53" style:parent-style-name="Lienhypertexte" style:family="text">
      <style:text-properties style:font-name-asian="Times New Roman" style:language-asian="fr" style:country-asian="FR"/>
    </style:style>
    <style:style style:name="P54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55" style:parent-style-name="Lienhypertexte" style:family="text">
      <style:text-properties style:font-name-asian="Times New Roman" style:language-asian="fr" style:country-asian="FR"/>
    </style:style>
    <style:style style:name="T56" style:parent-style-name="Lienhypertexte" style:family="text">
      <style:text-properties style:font-name-asian="Times New Roman" style:language-asian="fr" style:country-asian="FR"/>
    </style:style>
    <style:style style:name="P57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58" style:parent-style-name="Lienhypertexte" style:family="text">
      <style:text-properties style:font-name-asian="Times New Roman" style:language-asian="fr" style:country-asian="FR"/>
    </style:style>
    <style:style style:name="T59" style:parent-style-name="Policepardéfaut" style:family="text">
      <style:text-properties style:font-name-asian="Times New Roman" style:language-asian="fr" style:country-asian="FR"/>
    </style:style>
    <style:style style:name="T60" style:parent-style-name="Lienhypertexte" style:family="text">
      <style:text-properties style:font-name-asian="Times New Roman" style:language-asian="fr" style:country-asian="FR"/>
    </style:style>
    <style:style style:name="P61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62" style:parent-style-name="Lienhypertexte" style:family="text">
      <style:text-properties style:font-name-asian="Times New Roman" style:language-asian="fr" style:country-asian="FR"/>
    </style:style>
    <style:style style:name="T63" style:parent-style-name="Policepardéfaut" style:family="text">
      <style:text-properties style:font-name-asian="Times New Roman" style:language-asian="fr" style:country-asian="FR"/>
    </style:style>
    <style:style style:name="T64" style:parent-style-name="Lienhypertexte" style:family="text">
      <style:text-properties style:font-name-asian="Times New Roman" style:language-asian="fr" style:country-asian="FR"/>
    </style:style>
    <style:style style:name="P65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402in"/>
        </style:tab-stops>
      </style:paragraph-properties>
    </style:style>
    <style:style style:name="T66" style:parent-style-name="Lienhypertexte" style:family="text">
      <style:text-properties style:font-name-asian="Times New Roman" style:language-asian="fr" style:country-asian="FR"/>
    </style:style>
    <style:style style:name="T67" style:parent-style-name="Policepardéfaut" style:family="text">
      <style:text-properties style:font-name-asian="Times New Roman" style:language-asian="fr" style:country-asian="FR"/>
    </style:style>
    <style:style style:name="T68" style:parent-style-name="Lienhypertexte" style:family="text">
      <style:text-properties style:font-name-asian="Times New Roman" style:language-asian="fr" style:country-asian="FR"/>
    </style:style>
    <style:style style:name="P69" style:parent-style-name="Normal" style:family="paragraph">
      <style:text-properties style:language-asian="fr" style:country-asian="FR"/>
    </style:style>
    <style:style style:name="P70" style:parent-style-name="Normal" style:family="paragraph">
      <style:paragraph-properties fo:break-before="page"/>
    </style:style>
    <style:style style:name="P71" style:parent-style-name="Titre1" style:family="paragraph">
      <style:text-properties style:font-name-asian="Times New Roman" style:language-asian="fr" style:country-asian="FR"/>
    </style:style>
    <style:style style:name="P72" style:parent-style-name="Sous-titre" style:family="paragraph">
      <style:text-properties style:font-name-asian="Times New Roman" style:language-asian="fr" style:country-asian="FR"/>
    </style:style>
    <style:style style:name="P73" style:parent-style-name="Normal" style:family="paragraph">
      <style:paragraph-properties fo:text-indent="0.4916in"/>
      <style:text-properties style:language-asian="fr" style:country-asian="FR"/>
    </style:style>
    <style:style style:name="P74" style:parent-style-name="Sous-titre" style:family="paragraph">
      <style:text-properties style:font-name-asian="Times New Roman" style:language-asian="fr" style:country-asian="FR"/>
    </style:style>
    <style:style style:name="P75" style:parent-style-name="Normal" style:family="paragraph">
      <style:paragraph-properties fo:text-indent="0.4916in"/>
      <style:text-properties style:language-asian="fr" style:country-asian="FR"/>
    </style:style>
    <style:style style:name="P76" style:parent-style-name="Sous-titre" style:family="paragraph">
      <style:text-properties style:font-name-asian="Times New Roman" style:language-asian="fr" style:country-asian="FR"/>
    </style:style>
    <style:style style:name="P77" style:parent-style-name="Normal" style:family="paragraph">
      <style:text-properties style:language-asian="fr" style:country-asian="FR"/>
    </style:style>
    <style:style style:name="P78" style:parent-style-name="Sous-titre" style:family="paragraph">
      <style:text-properties style:font-name-asian="Times New Roman" style:language-asian="fr" style:country-asian="FR"/>
    </style:style>
    <style:style style:name="P79" style:parent-style-name="Normal" style:family="paragraph">
      <style:text-properties style:language-asian="fr" style:country-asian="FR"/>
    </style:style>
    <style:style style:name="P80" style:parent-style-name="Sous-titre" style:family="paragraph">
      <style:text-properties style:font-name-asian="Times New Roman" style:language-asian="fr" style:country-asian="FR"/>
    </style:style>
    <style:style style:name="P81" style:parent-style-name="Normal" style:family="paragraph">
      <style:text-properties style:language-asian="fr" style:country-asian="FR"/>
    </style:style>
    <style:style style:name="P82" style:parent-style-name="Titre1" style:family="paragraph">
      <style:text-properties style:font-name-asian="Times New Roman" style:language-asian="fr" style:country-asian="FR"/>
    </style:style>
    <style:style style:name="P83" style:parent-style-name="Sous-titre" style:family="paragraph">
      <style:text-properties style:font-name-asian="Times New Roman" style:language-asian="fr" style:country-asian="FR"/>
    </style:style>
    <style:style style:name="P84" style:parent-style-name="Sous-titre" style:family="paragraph">
      <style:text-properties style:font-name-asian="Times New Roman" style:language-asian="fr" style:country-asian="FR"/>
    </style:style>
    <style:style style:name="P85" style:parent-style-name="Sous-titre" style:family="paragraph">
      <style:text-properties style:font-name-asian="Times New Roman" style:language-asian="fr" style:country-asian="FR"/>
    </style:style>
    <style:style style:name="P86" style:parent-style-name="Sous-titre" style:family="paragraph">
      <style:text-properties style:font-name-asian="Times New Roman" style:language-asian="fr" style:country-asian="FR"/>
    </style:style>
    <style:style style:name="P87" style:parent-style-name="Sous-titre" style:family="paragraph">
      <style:text-properties style:font-name-asian="Times New Roman" style:language-asian="fr" style:country-asian="FR"/>
    </style:style>
    <style:style style:name="P88" style:parent-style-name="Titre1" style:family="paragraph">
      <style:text-properties style:font-name-asian="Times New Roman" style:language-asian="fr" style:country-asian="FR"/>
    </style:style>
    <style:style style:name="P89" style:parent-style-name="Sous-titre" style:family="paragraph">
      <style:text-properties style:font-name-asian="Times New Roman" style:language-asian="fr" style:country-asian="FR"/>
    </style:style>
    <style:style style:name="P90" style:parent-style-name="Sous-titre" style:family="paragraph">
      <style:text-properties style:font-name-asian="Times New Roman" style:language-asian="fr" style:country-asian="FR"/>
    </style:style>
    <style:style style:name="P91" style:parent-style-name="Sous-titre" style:family="paragraph"/>
    <style:style style:name="T92" style:parent-style-name="Policepardéfaut" style:family="text">
      <style:text-properties style:font-name-asian="Times New Roman" style:language-asian="fr" style:country-asian="FR"/>
    </style:style>
  </office:automatic-styles>
  <office:body>
    <office:text text:use-soft-page-breaks="true">
      <text:p text:style-name="P1"/>
      <text:p text:style-name="P2"/>
      <text:p text:style-name="P3"/>
      <text:p text:style-name="P4">Cahier des charges</text:p>
      <text:p text:style-name="P5">101_PROJECTS</text:p>
      <text:p text:style-name="P6"/>
      <text:p text:style-name="En-têtedetabledesmatières">Table des matières</text:p>
      <text:p text:style-name="P7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506165234" office:target-frame-name="_top" xlink:show="replace"><text:span text:style-name="T9">1.</text:span><text:tab/><text:span text:style-name="T10">Présentation d’ensemble du projet</text:span><text:tab/>3</text:a></text:p>
          <text:p text:style-name="P11"><text:a xlink:href="#_Toc506165235" office:target-frame-name="_top" xlink:show="replace"><text:span text:style-name="T12">a)</text:span><text:span text:style-name="T13"><text:tab/></text:span><text:span text:style-name="T14">Objectifs de la solution</text:span><text:tab/>3</text:a></text:p>
          <text:p text:style-name="P15"><text:a xlink:href="#_Toc506165236" office:target-frame-name="_top" xlink:show="replace"><text:span text:style-name="T16">b)</text:span><text:span text:style-name="T17"><text:tab/></text:span><text:span text:style-name="T18">Cible</text:span><text:tab/>3</text:a></text:p>
          <text:p text:style-name="P19"><text:a xlink:href="#_Toc506165237" office:target-frame-name="_top" xlink:show="replace"><text:span text:style-name="T20">c)</text:span><text:span text:style-name="T21"><text:tab/></text:span><text:span text:style-name="T22">Niveau d’activité</text:span><text:tab/>3</text:a></text:p>
          <text:p text:style-name="P23"><text:a xlink:href="#_Toc506165238" office:target-frame-name="_top" xlink:show="replace"><text:span text:style-name="T24">d)</text:span><text:span text:style-name="T25"><text:tab/></text:span><text:span text:style-name="T26">Périmètre</text:span><text:tab/>3</text:a></text:p>
          <text:p text:style-name="P27"><text:a xlink:href="#_Toc506165239" office:target-frame-name="_top" xlink:show="replace"><text:span text:style-name="T28">e)</text:span><text:span text:style-name="T29"><text:tab/></text:span><text:span text:style-name="T30">Hébergement</text:span><text:tab/>3</text:a></text:p>
          <text:p text:style-name="P31"><text:a xlink:href="#_Toc506165240" office:target-frame-name="_top" xlink:show="replace"><text:span text:style-name="T32">2.</text:span><text:tab/><text:span text:style-name="T33">Description fonctionnelle</text:span><text:tab/>3</text:a></text:p>
          <text:p text:style-name="P34"><text:a xlink:href="#_Toc506165241" office:target-frame-name="_top" xlink:show="replace"><text:span text:style-name="T35">a)</text:span><text:span text:style-name="T36"><text:tab/></text:span><text:span text:style-name="T37">Niveaux d’accès</text:span><text:tab/>3</text:a></text:p>
          <text:p text:style-name="P38"><text:a xlink:href="#_Toc506165242" office:target-frame-name="_top" xlink:show="replace"><text:span text:style-name="T39">b)</text:span><text:span text:style-name="T40"><text:tab/></text:span><text:span text:style-name="T41">Portail</text:span><text:tab/>3</text:a></text:p>
          <text:p text:style-name="P42"><text:a xlink:href="#_Toc506165243" office:target-frame-name="_top" xlink:show="replace"><text:span text:style-name="T43">c)</text:span><text:span text:style-name="T44"><text:tab/></text:span><text:span text:style-name="T45">Accès sécurisé</text:span><text:tab/>3</text:a></text:p>
          <text:p text:style-name="P46"><text:a xlink:href="#_Toc506165244" office:target-frame-name="_top" xlink:show="replace"><text:span text:style-name="T47">d)</text:span><text:span text:style-name="T48"><text:tab/></text:span><text:span text:style-name="T49">Suivi des projets</text:span><text:tab/>3</text:a></text:p>
          <text:p text:style-name="P50"><text:a xlink:href="#_Toc506165245" office:target-frame-name="_top" xlink:show="replace"><text:span text:style-name="T51">e)</text:span><text:span text:style-name="T52"><text:tab/></text:span><text:span text:style-name="T53">Création / Edition des projets</text:span><text:tab/>3</text:a></text:p>
          <text:p text:style-name="P54"><text:a xlink:href="#_Toc506165246" office:target-frame-name="_top" xlink:show="replace"><text:span text:style-name="T55">3.</text:span><text:tab/><text:span text:style-name="T56">Description graphique et ergonomique</text:span><text:tab/>3</text:a></text:p>
          <text:p text:style-name="P57"><text:a xlink:href="#_Toc506165247" office:target-frame-name="_top" xlink:show="replace"><text:span text:style-name="T58">a)</text:span><text:span text:style-name="T59"><text:tab/></text:span><text:span text:style-name="T60">Cas d’utilisation</text:span><text:tab/>3</text:a></text:p>
          <text:p text:style-name="P61"><text:a xlink:href="#_Toc506165248" office:target-frame-name="_top" xlink:show="replace"><text:span text:style-name="T62">b)</text:span><text:span text:style-name="T63"><text:tab/></text:span><text:span text:style-name="T64">Design</text:span><text:tab/>3</text:a></text:p>
          <text:p text:style-name="P65"><text:a xlink:href="#_Toc506165249" office:target-frame-name="_top" xlink:show="replace"><text:span text:style-name="T66">c)</text:span><text:span text:style-name="T67"><text:tab/></text:span><text:span text:style-name="T68">Maquette</text:span><text:tab/>3</text:a></text:p>
        </text:index-body>
      </text:table-of-content>
      <text:p text:style-name="Normal"/>
      <text:p text:style-name="P69"/>
      <text:p text:style-name="P70"/>
      <text:list text:style-name="LFO2" text:continue-numbering="true">
        <text:list-item>
          <text:p text:style-name="P71"><text:bookmark-start text:name="_Toc506165234"/><text:soft-page-break/>Présentation d’ensemble du projet<text:bookmark-end text:name="_Toc506165234"/></text:p>
          <text:list text:continue-numbering="true">
            <text:list-item>
              <text:p text:style-name="P72"><text:bookmark-start text:name="_Toc506165235"/>Objectifs de la solution<text:bookmark-end text:name="_Toc506165235"/></text:p>
            </text:list-item>
          </text:list>
        </text:list-item>
      </text:list>
      <text:p text:style-name="P73">Centraliser les projets créés<text:s/>au sein de l’école. Mettre les projets concernés à disposition d’acteurs externes. Permettre aux créateurs d’avoir des retours sur leurs projets et idées de projet.Faciliter la formation d’equipe de developpement au sein de l’ecole.Mettre a disposition des informations pertinentes et à jour concernant les projets en cours, en devenir ou terminés.</text:p>
      <text:list text:style-name="LFO2" text:continue-numbering="true">
        <text:list-item>
          <text:list>
            <text:list-item>
              <text:p text:style-name="P74"><text:bookmark-start text:name="_Toc506165236"/>Cible<text:bookmark-end text:name="_Toc506165236"/></text:p>
            </text:list-item>
          </text:list>
        </text:list-item>
      </text:list>
      <text:p text:style-name="P75">Les étudiants du 101 principalement ainsi que des acteurs externes pour la partie « Portail »<text:s/>de l’application.</text:p>
      <text:list text:style-name="LFO2" text:continue-numbering="true">
        <text:list-item>
          <text:list>
            <text:list-item>
              <text:p text:style-name="P76"><text:bookmark-start text:name="_Toc506165237"/>Niveau d’activité<text:bookmark-end text:name="_Toc506165237"/></text:p>
            </text:list-item>
          </text:list>
        </text:list-item>
      </text:list>
      <text:p text:style-name="P77">Faible traffic attendu (parc utilisateur de 200 max).<text:s/></text:p>
      <text:list text:style-name="LFO2" text:continue-numbering="true">
        <text:list-item>
          <text:list>
            <text:list-item>
              <text:p text:style-name="P78"><text:bookmark-start text:name="_Toc506165238"/>Périmètre<text:bookmark-end text:name="_Toc506165238"/></text:p>
            </text:list-item>
          </text:list>
        </text:list-item>
      </text:list>
      <text:p text:style-name="P79">Plusieurs supports : Une plateforme web et une application mobile Android. Plateforme en Anglais</text:p>
      <text:list text:style-name="LFO2" text:continue-numbering="true">
        <text:list-item>
          <text:list>
            <text:list-item>
              <text:p text:style-name="P80"><text:bookmark-start text:name="_Toc506165239"/>Hébergement<text:bookmark-end text:name="_Toc506165239"/></text:p>
            </text:list-item>
          </text:list>
        </text:list-item>
      </text:list>
      <text:p text:style-name="P81">Hébergement sur machine virtuelle au sein de l’ecole.</text:p>
      <text:list text:style-name="LFO2" text:continue-numbering="true">
        <text:list-item>
          <text:p text:style-name="P82"><text:bookmark-start text:name="_Toc506165240"/>Description fonctionnelle<text:bookmark-end text:name="_Toc506165240"/></text:p>
          <text:list text:continue-numbering="true">
            <text:list-item>
              <text:p text:style-name="P83"><text:bookmark-start text:name="_Toc506165241"/>Niveaux d’accès<text:bookmark-end text:name="_Toc506165241"/></text:p>
            </text:list-item>
            <text:list-item>
              <text:p text:style-name="P84"><text:bookmark-start text:name="_Toc506165242"/>Portail<text:bookmark-end text:name="_Toc506165242"/></text:p>
            </text:list-item>
            <text:list-item>
              <text:p text:style-name="P85"><text:bookmark-start text:name="_Toc506165243"/>Accès sécurisé<text:bookmark-end text:name="_Toc506165243"/></text:p>
            </text:list-item>
            <text:list-item>
              <text:p text:style-name="P86"><text:bookmark-start text:name="_Toc506165244"/>Suivi des projets<text:bookmark-end text:name="_Toc506165244"/></text:p>
            </text:list-item>
            <text:list-item>
              <text:p text:style-name="P87"><text:bookmark-start text:name="_Toc506165245"/>Création /<text:s/>Edition des projets<text:bookmark-end text:name="_Toc506165245"/></text:p>
            </text:list-item>
          </text:list>
        </text:list-item>
      </text:list>
      <text:list text:style-name="LFO2" text:continue-numbering="true">
        <text:list-item>
          <text:p text:style-name="P88"><text:bookmark-start text:name="_Toc506165246"/>Description graphique et ergonomique<text:bookmark-end text:name="_Toc506165246"/></text:p>
          <text:list text:continue-numbering="true">
            <text:list-item>
              <text:p text:style-name="P89"><text:bookmark-start text:name="_Toc506165247"/>Cas d’utilisation<text:bookmark-end text:name="_Toc506165247"/></text:p>
            </text:list-item>
            <text:list-item>
              <text:p text:style-name="P90"><text:bookmark-start text:name="_Toc506165248"/>Design<text:bookmark-end text:name="_Toc506165248"/></text:p>
            </text:list-item>
            <text:list-item>
              <text:p text:style-name="P91"><text:bookmark-start text:name="_Toc506165249"/><text:span text:style-name="T92">Maquette</text:span><text:bookmark-end text:name="_Toc506165249"/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-asian="Times New Roman" fo:color="#5A5A5A" fo:letter-spacing="0.0104in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>
      <style:text-properties style:language-asian="fr" style:country-asian="FR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asian="Times New Roman" style:font-name-complex="Arial"/>
    </style:style>
    <style:style style:name="WW_CharLFO2LVL1" style:family="text">
      <style:text-properties style:font-name="Calibri Light" style:font-name-asian="Times New Roman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lien Marquet</meta:initial-creator>
    <dc:creator>Julien Marquet</dc:creator>
    <meta:creation-date>2018-02-12T01:00:00Z</meta:creation-date>
    <dc:date>2018-02-12T01:38:00Z</dc:date>
    <meta:template xlink:href="Normal.dotm" xlink:type="simple"/>
    <meta:editing-cycles>4</meta:editing-cycles>
    <meta:editing-duration>PT2280S</meta:editing-duration>
    <meta:document-statistic meta:page-count="3" meta:paragraph-count="4" meta:word-count="380" meta:character-count="2466" meta:row-count="17" meta:non-whitespace-character-count="2090"/>
  </office:meta>
</office:document-meta>
</file>